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1.3cm" svg:x="6.6cm" svg:y="4.1cm">
          <text:p text:style-name="P1">Register initializ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cm" svg:height="1.4cm" svg:x="5.8cm" svg:y="9.4cm">
          <text:p text:style-name="P2">Get the total memory s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1.6cm" svg:height="1.2cm" svg:x="4cm" svg:y="11.8cm">
          <text:p text:style-name="P2">Check if int13 LBA mode is support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9.4cm" svg:height="1.4cm" svg:x="4.8cm" svg:y="6.7cm">
          <text:p text:style-name="P2">Print greeting mess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13cm" svg:height="1.1cm" svg:x="3.6cm" svg:y="14.3cm">
          <text:p text:style-name="P2">Load OS from booting device using int13 LB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3cm" svg:height="0.9cm" svg:x="3.1cm" svg:y="16.6cm">
          <text:p text:style-name="P2">Prepare to enter 32bit protected m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cm" svg:height="1.2cm" svg:x="6.3cm" svg:y="18.4cm">
          <text:p text:style-name="P2">Enter protected m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cm" svg:height="1.2cm" svg:x="6.1cm" svg:y="20.6cm">
          <text:p text:style-name="P2">Jump to Kernel ent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9cm" svg:height="1.6cm" svg:x="7.5cm" svg:y="1.3cm">
          <text:p text:style-name="P2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9.4cm" svg:y1="2.9cm" svg:x2="9.9cm" svg:y2="4.2cm">
          <text:p/>
        </draw:line>
        <draw:line draw:style-name="gr2" draw:text-style-name="P2" draw:layer="layout" svg:x1="9.8cm" svg:y1="5.4cm" svg:x2="9.5cm" svg:y2="6.7cm">
          <text:p/>
        </draw:line>
        <draw:line draw:style-name="gr2" draw:text-style-name="P2" draw:layer="layout" svg:x1="9.5cm" svg:y1="8.1cm" svg:x2="9.7cm" svg:y2="9.4cm">
          <text:p/>
        </draw:line>
        <draw:line draw:style-name="gr2" draw:text-style-name="P2" draw:layer="layout" svg:x1="9.6cm" svg:y1="10.9cm" svg:x2="9.9cm" svg:y2="11.8cm">
          <text:p/>
        </draw:line>
        <draw:line draw:style-name="gr2" draw:text-style-name="P2" draw:layer="layout" svg:x1="9.9cm" svg:y1="13cm" svg:x2="10.2cm" svg:y2="14.3cm">
          <text:p/>
        </draw:line>
        <draw:line draw:style-name="gr2" draw:text-style-name="P2" draw:layer="layout" svg:x1="10.1cm" svg:y1="15.4cm" svg:x2="9.5cm" svg:y2="16.6cm">
          <text:p/>
        </draw:line>
        <draw:line draw:style-name="gr2" draw:text-style-name="P2" draw:layer="layout" svg:x1="9.6cm" svg:y1="17.5cm" svg:x2="10.3cm" svg:y2="18.5cm">
          <text:p/>
        </draw:line>
        <draw:line draw:style-name="gr2" draw:text-style-name="P2" draw:layer="layout" svg:x1="10.1cm" svg:y1="19.7cm" svg:x2="9.8cm" svg:y2="2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14:13:33.187311931</meta:creation-date>
    <dc:date>2015-07-24T16:01:04.962194891</dc:date>
    <meta:editing-duration>PT1H2M16S</meta:editing-duration>
    <meta:editing-cycles>9</meta:editing-cycles>
    <meta:generator>LibreOffice/4.2.8.2$Linux_X86_64 LibreOffice_project/420m0$Build-2</meta:generator>
    <meta:document-statistic meta:object-count="17"/>
  </office:meta>
</office:document-meta>
</file>